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" fo:font-size="11pt" fo:language="es" fo:country="ES" fo:font-weight="bold" style:font-name-asian="Times New Roman" style:font-size-asian="11pt" style:language-asian="none" style:country-asian="none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style:snap-to-layout-grid="false"/>
      <style:text-properties fo:color="#808080" style:font-name="Verdana" fo:font-size="7.5pt" style:font-name-asian="Times New Roman" style:font-size-asian="7.5pt" style:language-asian="en" style:country-asian="US" style:font-name-complex="Verdana" style:font-size-complex="7.5pt" style:language-complex="en" style:country-complex="US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9" style:family="paragraph" style:parent-style-name="Heading_20_1" style:master-page-name="Standard">
      <style:paragraph-properties fo:margin-top="0in" fo:margin-bottom="0.1945in" loext:contextual-spacing="false" style:page-number="auto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er">
      <style:text-properties fo:font-weight="bold" style:font-weight-asian="bold"/>
    </style:style>
    <style:style style:name="P12" style:family="paragraph" style:parent-style-name="Subtitle">
      <style:text-properties fo:language="en" fo:country="GB"/>
    </style:style>
    <style:style style:name="P13" style:family="paragraph" style:parent-style-name="Contents_20_1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22pt" style:font-size-asian="22pt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size-complex="11pt"/>
    </style:style>
    <style:style style:name="T5" style:family="text">
      <style:text-properties style:font-name-asian="Times New Roman"/>
    </style:style>
    <style:style style:name="T6" style:family="text">
      <style:text-properties fo:font-weight="bold"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name="Verdana" fo:font-size="7.5pt" fo:language="es" fo:country="ES" fo:font-style="italic" style:font-name-asian="Times New Roman" style:font-size-asian="7.5pt" style:language-asian="en" style:country-asian="US" style:font-style-asian="italic" style:font-name-complex="Verdana" style:font-size-complex="7.5pt" style:language-complex="en" style:country-complex="US"/>
    </style:style>
    <style:style style:name="T9" style:family="text">
      <style:text-properties fo:color="#808080"/>
    </style:style>
    <style:style style:name="T10" style:family="text">
      <style:text-properties fo:color="#808080" style:font-name="Verdana" fo:font-size="7.5pt" style:font-name-asian="Times New Roman" style:font-size-asian="7.5pt" style:language-asian="en" style:country-asian="US" style:font-name-complex="Verdana" style:font-size-complex="7.5pt" style:language-complex="en" style:country-complex="US"/>
    </style:style>
    <style:style style:name="T11" style:family="text">
      <style:text-properties fo:color="#808080" style:font-name="Verdana" fo:font-size="7.5pt" fo:language="es" fo:country="ES" style:font-name-asian="Times New Roman" style:font-size-asian="7.5pt" style:language-asian="en" style:country-asian="US" style:font-name-complex="Verdana" style:font-size-complex="7.5pt" style:language-complex="en" style:country-complex="US"/>
    </style:style>
    <style:style style:name="T12" style:family="text">
      <style:text-properties fo:color="#808080" style:font-name="Verdana" fo:font-size="7.5pt" fo:language="es" fo:country="ES" fo:font-style="italic" style:font-name-asian="Times New Roman" style:font-size-asian="7.5pt" style:language-asian="en" style:country-asian="US" style:font-style-asian="italic" style:font-name-complex="Verdana" style:font-size-complex="7.5pt" style:language-complex="en" style:country-complex="US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Heading_20_1" text:outline-level="1">Requirements Analysis Document</text:h>
      <text:p text:style-name="P12"/>
      <text:p text:style-name="Subtitle"><text:span text:style-name="T1">Application</text:span>: &lt;<text:span text:style-name="T1">Application</text:span> name&gt;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">Date: &lt;Date&gt;</text:p>
      <text:p text:style-name="P6"/>
      <text:h text:style-name="Heading_20_1" text:outline-level="1"/>
      <text:p text:style-name="P2"><text:span text:style-name="Strong_20_Emphasis"><text:span text:style-name="T2">Index</text:span></text:span></text:p>
      <text:p text:style-name="P13"><text:span text:style-name="Strong_20_Emphasis"><text:span text:style-name="T2"/></text:span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441401310" text:style-name="Index_20_Link" text:visited-style-name="Index_20_Link"><text:span text:style-name="T3">1. Introduction<text:tab/>3</text:span></text:a></text:p>
          <text:p text:style-name="P14"><text:a xlink:type="simple" xlink:href="#__RefHeading___Toc441401311" text:style-name="Index_20_Link" text:visited-style-name="Index_20_Link"><text:span text:style-name="T3">1.1 Purpose of the system<text:tab/>3</text:span></text:a></text:p>
          <text:p text:style-name="P14"><text:a xlink:type="simple" xlink:href="#__RefHeading___Toc441401312" text:style-name="Index_20_Link" text:visited-style-name="Index_20_Link"><text:span text:style-name="T3">1.2 Scope of the system<text:tab/>3</text:span></text:a></text:p>
          <text:p text:style-name="P14"><text:a xlink:type="simple" xlink:href="#__RefHeading___Toc441401313" text:style-name="Index_20_Link" text:visited-style-name="Index_20_Link"><text:span text:style-name="T3">1.3 Objectives and success criteria of the project<text:tab/>3</text:span></text:a></text:p>
          <text:p text:style-name="P14"><text:a xlink:type="simple" xlink:href="#__RefHeading___Toc441401314" text:style-name="Index_20_Link" text:visited-style-name="Index_20_Link"><text:span text:style-name="T3">1.4 Definitions, Acronyms, and abbreviations<text:tab/>3</text:span></text:a></text:p>
          <text:p text:style-name="P13"><text:a xlink:type="simple" xlink:href="#__RefHeading___Toc441401315" text:style-name="Index_20_Link" text:visited-style-name="Index_20_Link"><text:span text:style-name="T3">2. System Description<text:tab/>4</text:span></text:a></text:p>
          <text:p text:style-name="P14"><text:a xlink:type="simple" xlink:href="#__RefHeading___Toc441401316" text:style-name="Index_20_Link" text:visited-style-name="Index_20_Link"><text:span text:style-name="T3">2.1 Functional Requirements<text:tab/>4</text:span></text:a></text:p>
          <text:p text:style-name="P14"><text:a xlink:type="simple" xlink:href="#__RefHeading___Toc441401317" text:style-name="Index_20_Link" text:visited-style-name="Index_20_Link"><text:span text:style-name="T3">2.2 Non-functional Requirements<text:tab/>4</text:span></text:a></text:p>
          <text:p text:style-name="P13"><text:a xlink:type="simple" xlink:href="#__RefHeading___Toc441401318" text:style-name="Index_20_Link" text:visited-style-name="Index_20_Link"><text:span text:style-name="T3">3. Use Cases<text:tab/>5</text:span></text:a></text:p>
          <text:p text:style-name="P14"><text:a xlink:type="simple" xlink:href="#__RefHeading___Toc441401319" text:style-name="Index_20_Link" text:visited-style-name="Index_20_Link"><text:span text:style-name="T3">3.1 Use Case diagram<text:tab/>5</text:span></text:a></text:p>
          <text:p text:style-name="P14"><text:a xlink:type="simple" xlink:href="#__RefHeading___Toc441401320" text:style-name="Index_20_Link" text:visited-style-name="Index_20_Link"><text:span text:style-name="T3">3.2 Use case descriptions<text:tab/>5</text:span></text:a></text:p>
          <text:p text:style-name="P14"><text:a xlink:type="simple" xlink:href="#__RefHeading___Toc441401321" text:style-name="Index_20_Link" text:visited-style-name="Index_20_Link"><text:span text:style-name="T3">3.2.1 Use Case &lt;name&gt;<text:tab/>5</text:span></text:a></text:p>
          <text:p text:style-name="P13"><text:a xlink:type="simple" xlink:href="#__RefHeading___Toc441401322" text:style-name="Index_20_Link" text:visited-style-name="Index_20_Link"><text:span text:style-name="T3">4. Mockups<text:tab/>6</text:span></text:a></text:p>
        </text:index-body>
      </text:table-of-content>
      <text:p text:style-name="P3"/>
      <text:h text:style-name="P10" text:outline-level="1"><text:bookmark-start text:name="__RefHeading___Toc441401310"/>1. Introduction<text:bookmark-end text:name="__RefHeading___Toc441401310"/></text:h>
      <text:h text:style-name="Heading_20_2" text:outline-level="2"><text:bookmark-start text:name="__RefHeading___Toc441401311"/>1.1 Purpose of the system<text:bookmark-end text:name="__RefHeading___Toc441401311"/></text:h>
      <text:p text:style-name="P4">What the application is expected to do, and why it must be built.</text:p>
      <text:h text:style-name="Heading_20_2" text:outline-level="2"><text:bookmark-start text:name="__RefHeading___Toc441401312"/>1.2 Scope of the system<text:bookmark-end text:name="__RefHeading___Toc441401312"/></text:h>
      <text:p text:style-name="P4">Summary of what the system has to do and what not (required functionality) .</text:p>
      <text:h text:style-name="Heading_20_2" text:outline-level="2"><text:bookmark-start text:name="__RefHeading___Toc441401313"/>1.3 Objectives and success criteria of the project<text:bookmark-end text:name="__RefHeading___Toc441401313"/></text:h>
      <text:p text:style-name="P4">Main objectives of the system, and criteria used to decide whether the system has been built successfully.</text:p>
      <text:h text:style-name="Heading_20_2" text:outline-level="2"><text:bookmark-start text:name="__RefHeading___Toc441401314"/>1.4 Definitions, Acronyms, and abbreviations<text:bookmark-end text:name="__RefHeading___Toc441401314"/></text:h>
      <text:p text:style-name="P4"><text:span text:style-name="T1">Write a list of technical terms and abbreviations used in the document.</text:span></text:p>
      <text:h text:style-name="P10" text:outline-level="1"><text:bookmark-start text:name="__RefHeading___Toc441401315"/>2. System Description<text:bookmark-end text:name="__RefHeading___Toc441401315"/></text:h>
      <text:h text:style-name="Heading_20_2" text:outline-level="2"><text:bookmark-start text:name="__RefHeading___Toc441401316"/>2.1 Functional Requirements<text:bookmark-end text:name="__RefHeading___Toc441401316"/></text:h>
      <text:p text:style-name="P4">Types of users and description of the functions each one of them can perform. This is the main part of the document, so please write a detailed description of each required functionality enough for someone reading this part to completely understand what the system has to accomplish.</text:p>
      <text:p text:style-name="P4"/>
      <text:p text:style-name="P4">2.1.1 User type 1</text:p>
      <text:p text:style-name="P4">  2.1.1.1 . Functional Requirement 1</text:p>
      <text:p text:style-name="P7">....</text:p>
      <text:p text:style-name="P4">  2.1.1.n. Functional requirement n</text:p>
      <text:p text:style-name="P4">….</text:p>
      <text:p text:style-name="P4">2.1.m User type m</text:p>
      <text:p text:style-name="P4">  2.1.m.1 . Functional Requirement 1</text:p>
      <text:p text:style-name="P7">....</text:p>
      <text:p text:style-name="P4">  2.1.m.n. Functional requirement n</text:p>
      <text:p text:style-name="P4"/>
      <text:h text:style-name="Heading_20_2" text:outline-level="2"><text:bookmark-start text:name="__RefHeading___Toc441401317"/>2.2 Non-functional Requirements<text:bookmark-end text:name="__RefHeading___Toc441401317"/></text:h>
      <text:p text:style-name="P4">Description of non-functional requirements, categorized by type (performance, reliability, etc. ) .</text:p>
      <text:h text:style-name="P10" text:outline-level="1"><text:bookmark-start text:name="__RefHeading___Toc441401318"/>3. Use Cases<text:bookmark-end text:name="__RefHeading___Toc441401318"/></text:h>
      <text:h text:style-name="Heading_20_2" text:outline-level="2"><text:bookmark-start text:name="__RefHeading___Toc441401319"/>3.1 Use Case diagram<text:bookmark-end text:name="__RefHeading___Toc441401319"/></text:h>
      <text:p text:style-name="P4">The use case diagram of the system</text:p>
      <text:h text:style-name="Heading_20_2" text:outline-level="2"><text:bookmark-start text:name="__RefHeading___Toc441401320"/>3.2 Use case descriptions<text:bookmark-end text:name="__RefHeading___Toc441401320"/></text:h>
      <text:p text:style-name="P4">Write a <text:span text:style-name="T6">minimum of 3 detailed use cases</text:span>, using the following template:</text:p>
      <text:h text:style-name="Heading_20_2" text:outline-level="2"><text:bookmark-start text:name="__RefHeading___Toc441401321"/>3.2.1 Use Case &lt;name&gt;<text:bookmark-end text:name="__RefHeading___Toc441401321"/></text:h>
      <text:p text:style-name="P4">Primary Actor : &lt;List of primary actors&gt;</text:p>
      <text:p text:style-name="P4">Stakeholders and Goals:</text:p>
      <text:p text:style-name="P7"><text:span text:style-name="T5"><text:s/></text:span>&lt;List of Stakeholders and objectives&gt;</text:p>
      <text:p text:style-name="P4">Preconditions:</text:p>
      <text:p text:style-name="P7">&lt;Explains the state that the system must be in for the use case to be able to start&gt;</text:p>
      <text:p text:style-name="P4">Success guarantee (Post-conditions):</text:p>
      <text:p text:style-name="P7">&lt;List of conditions that will be true when the use cases ends successfully&gt;</text:p>
      <text:p text:style-name="P4">Main Success Scenario:</text:p>
      <text:p text:style-name="P8">&lt;List of steps that describe how the use case goal can be achieved and all related stakeholder interests can be satisfied&gt;</text:p>
      <text:p text:style-name="P4">Extensions (Alternative paths):</text:p>
      <text:p text:style-name="P7">&lt; Alternate and Exception Scenarios &gt;</text:p>
      <text:p text:style-name="P4">Special Requirements:</text:p>
      <text:p text:style-name="P7">&lt;List of non-functional requirements&gt;</text:p>
      <text:p text:style-name="P4"><text:span text:style-name="T7">Technology and Data Variations List</text:span>:</text:p>
      <text:p text:style-name="P7">&lt;List of different technological options for functionality in use&gt;</text:p>
      <text:p text:style-name="P4">Frequency:</text:p>
      <text:p text:style-name="P7">&lt;Estimated frequency of occurrence&gt;</text:p>
      <text:p text:style-name="P4">Open Issues:</text:p>
      <text:p text:style-name="P7">&lt;Open issues or issues not solved yet, to consider in a future application version &gt;</text:p>
      <text:h text:style-name="P10" text:outline-level="1"><text:bookmark-start text:name="__RefHeading___Toc441401322"/>4. Mockups<text:bookmark-end text:name="__RefHeading___Toc441401322"/></text:h>
      <text:p text:style-name="P4">Include mockup visualizations of the application user interface. The mockups should cover all the application functionality, and should include indications (e.g., clicking a button, selecting a menu item) on how to navigate between the different window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Lista_20_con_20_números_20_2" style:display-name="Lista con números 2" style:family="paragraph" style:parent-style-name="Standard" style:list-style-name="WW8Num4"/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Standard" style:next-style-name="Text_20_body" style:class="chapter">
      <style:paragraph-properties fo:line-height="130%"/>
      <style:text-properties style:font-name="Verdana" fo:font-family="Verdana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Verdana" style:font-family-complex="Verdana" style:font-family-generic-complex="swiss" style:font-pitch-complex="variable" style:language-complex="en" style:country-complex="U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keep-together="always" fo:keep-with-next="always"/>
      <style:text-properties fo:color="#365f91" style:font-name="Cambria" fo:font-family="Cambria" style:font-family-generic="roman" style:font-pitch="variable" fo:font-size="14pt" style:letter-kerning="tru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color="#000000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Subtítulo_20_Car" style:display-name="Subtítulo Car" style:family="text">
      <style:text-properties style:font-name="Verdana" fo:font-family="Verdana" style:font-family-generic="swiss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Verdana" style:font-family-complex="Verdana" style:font-family-generic-complex="swiss" style:font-pitch-complex="variable" style:font-size-complex="12pt" style:language-complex="en" style:country-complex="US"/>
    </style:style>
    <style:style style:name="Pie_20_de_20_página_20_Car" style:display-name="Pie de página Car" style:family="text">
      <style:text-properties fo:font-size="12pt" style:font-size-asian="12pt" style:language-asian="zh" style:country-asian="CN" style:font-size-complex="12pt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0069in" fo:margin-left="-0.0632in" table:align="left" style:writing-mode="lr-tb"/>
    </style:style>
    <style:style style:name="Table1.A" style:family="table-column">
      <style:table-column-properties style:column-width="1.9285in"/>
    </style:style>
    <style:style style:name="Table1.B" style:family="table-column">
      <style:table-column-properties style:column-width="1.9764in"/>
    </style:style>
    <style:style style:name="Table1.C" style:family="table-column">
      <style:table-column-properties style:column-width="2.1021in"/>
    </style:style>
    <style:style style:name="Table1.1" style:family="table-row">
      <style:table-row-properties style:min-row-height="0.3361in" fo:keep-together="auto"/>
    </style:style>
    <style:style style:name="Table1.A1" style:family="table-cell">
      <style:table-cell-properties style:vertical-align="middle" fo:padding-left="0.0597in" fo:padding-right="0.0597in" fo:padding-top="0in" fo:padding-bottom="0in" fo:border-left="0.5pt solid #999999" fo:border-right="none" fo:border-top="none" fo:border-bottom="none" style:writing-mode="lr-tb"/>
    </style:style>
    <style:style style:name="Table1.C1" style:family="table-cell">
      <style:table-cell-properties style:vertical-align="middle" fo:padding-left="0.0597in" fo:padding-right="0.0597in" fo:padding-top="0in" fo:padding-bottom="0in" fo:border-left="0.5pt solid #999999" fo:border-right="0.5pt solid #999999" fo:border-top="none" fo:border-bottom="none" style:writing-mode="lr-tb"/>
    </style:style>
    <style:style style:name="MP1" style:family="paragraph" style:parent-style-name="Standard">
      <style:paragraph-properties style:snap-to-layout-grid="false"/>
      <style:text-properties fo:color="#808080" style:font-name="Verdana" fo:font-size="7.5pt" style:font-name-asian="Times New Roman" style:font-size-asian="7.5pt" style:language-asian="en" style:country-asian="US" style:font-name-complex="Verdana" style:font-size-complex="7.5pt" style:language-complex="en" style:country-complex="US"/>
    </style:style>
    <style:style style:name="MP2" style:family="paragraph" style:parent-style-name="Header">
      <style:text-properties fo:font-weight="bold" style:font-weight-asian="bold"/>
    </style:style>
    <style:style style:name="MT1" style:family="text">
      <style:text-properties fo:color="#808080" style:font-name="Verdana" fo:font-size="7.5pt" fo:language="es" fo:country="ES" style:font-name-asian="Times New Roman" style:font-size-asian="7.5pt" style:language-asian="en" style:country-asian="US" style:font-name-complex="Verdana" style:font-size-complex="7.5pt" style:language-complex="en" style:country-complex="US"/>
    </style:style>
    <style:style style:name="MT2" style:family="text">
      <style:text-properties style:font-name="Verdana" fo:font-size="7.5pt" fo:language="es" fo:country="ES" fo:font-style="italic" style:font-name-asian="Times New Roman" style:font-size-asian="7.5pt" style:language-asian="en" style:country-asian="US" style:font-style-asian="italic" style:font-name-complex="Verdana" style:font-size-complex="7.5pt" style:language-complex="en" style:country-complex="US"/>
    </style:style>
    <style:style style:name="MT3" style:family="text">
      <style:text-properties fo:color="#808080" style:font-name="Verdana" fo:font-size="7.5pt" fo:language="es" fo:country="ES" fo:font-style="italic" style:font-name-asian="Times New Roman" style:font-size-asian="7.5pt" style:language-asian="en" style:country-asian="US" style:font-style-asian="italic" style:font-name-complex="Verdana" style:font-size-complex="7.5pt" style:language-complex="en" style:country-complex="US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Standard"><text:span text:style-name="MT1">Student Name 1</text:span></text:p>
              <text:p text:style-name="Standard"><text:span text:style-name="MT1">Student Name 2</text:span></text:p>
            </table:table-cell>
            <table:table-cell table:style-name="Table1.C1" office:value-type="string">
              <text:p text:style-name="Standard"><text:a xlink:type="simple" xlink:href="mailto:name1@estudiante.uam.es" text:style-name="Internet_20_link" text:visited-style-name="Visited_20_Internet_20_Link"><text:span text:style-name="Internet_20_link"><text:span text:style-name="MT2">name1@estudiante.uam.es</text:span></text:span></text:a></text:p>
              <text:p text:style-name="Standard"><text:span text:style-name="MT3">name2@estudiante.uam.es</text:span></text:p>
            </table:table-cell>
          </table:table-row>
        </table:table>
        <text:p text:style-name="MP2"/>
      </style:header>
      <style:footer>
        <text:p text:style-name="Footer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rements Analysis Document (RAD)</dc:title>
    <meta:initial-creator>George Heineman</meta:initial-creator>
    <meta:creation-date>2016-01-24T12:21:00</meta:creation-date>
    <dc:creator>Juan</dc:creator>
    <dc:date>2016-01-24T12:21:00</dc:date>
    <meta:print-date>2007-02-12T15:25:00</meta:print-date>
    <meta:editing-cycles>2</meta:editing-cycles>
    <meta:editing-duration>PT1M</meta:editing-duration>
    <meta:document-statistic meta:table-count="1" meta:image-count="0" meta:object-count="0" meta:page-count="6" meta:paragraph-count="72" meta:word-count="457" meta:character-count="2894" meta:non-whitespace-character-count="2500"/>
    <meta:generator>LibreOffice/5.3.7.2$Linux_X86_64 LibreOffice_project/6b8ed514a9f8b44d37a1b96673cbbdd077e24059</meta:generator>
  </office:meta>
</office:document-meta>
</file>